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9.9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156.95pt"/>
    </style:style>
    <style:style style:name="co4" style:family="table-column">
      <style:table-column-properties fo:break-before="auto" style:column-width="58.65pt"/>
    </style:style>
    <style:style style:name="co5" style:family="table-column">
      <style:table-column-properties fo:break-before="auto" style:column-width="60.4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02.7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68.94pt" fo:break-before="auto" style:use-optimal-row-height="true"/>
    </style:style>
    <style:style style:name="ro5" style:family="table-row">
      <style:table-row-properties style:row-height="46.46pt" fo:break-before="auto" style:use-optimal-row-height="true"/>
    </style:style>
    <style:style style:name="ro6" style:family="table-row">
      <style:table-row-properties style:row-height="91.4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>
      <style:table-cell-properties fo:background-color="#ffff66" fo:border="0.06pt solid #000000"/>
    </style:style>
    <style:style style:name="ce6" style:family="table-cell" style:parent-style-name="Default">
      <style:table-cell-properties fo:background-color="#ffff00" fo:border="0.06pt solid #000000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T1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2" table:default-cell-style-name="ce3"/>
        <table:table-column table:style-name="co3" table:default-cell-style-name="ce4"/>
        <table:table-column table:style-name="co5" table:default-cell-style-name="ce4"/>
        <table:table-column table:style-name="co2" table:default-cell-style-name="ce3"/>
        <table:table-column table:style-name="co3" table:default-cell-style-name="ce4"/>
        <table:table-column table:style-name="co5" table:default-cell-style-name="ce4"/>
        <table:table-row table:style-name="ro1">
          <table:table-cell table:style-name="ce1" office:value-type="string" calcext:value-type="string" table:number-columns-spanned="4" table:number-rows-spanned="1">
            <text:p>Face</text:p>
          </table:table-cell>
          <table:covered-table-cell table:number-columns-repeated="3" table:style-name="Default"/>
          <table:table-cell table:style-name="ce1" office:value-type="string" calcext:value-type="string" table:number-columns-spanned="3" table:number-rows-spanned="1">
            <text:p>Torso</text:p>
          </table:table-cell>
          <table:covered-table-cell table:number-columns-repeated="2" table:style-name="Default"/>
          <table:table-cell table:style-name="ce1" office:value-type="string" calcext:value-type="string" table:number-columns-spanned="3" table:number-rows-spanned="1">
            <text:p>Person</text:p>
          </table:table-cell>
          <table:covered-table-cell table:style-name="ce1"/>
          <table:covered-table-cell table:style-name="Default"/>
        </table:table-row>
        <table:table-row table:style-name="ro1">
          <table:table-cell table:style-name="ce2" office:value-type="string" calcext:value-type="string">
            <text:p>Estimator</text:p>
          </table:table-cell>
          <table:table-cell table:style-name="ce2" office:value-type="string" calcext:value-type="string">
            <text:p>r2_score</text:p>
          </table:table-cell>
          <table:table-cell table:style-name="ce2" office:value-type="string" calcext:value-type="string">
            <text:p>Parameters</text:p>
          </table:table-cell>
          <table:table-cell table:style-name="ce2" office:value-type="string" calcext:value-type="string">
            <text:p>Comments</text:p>
          </table:table-cell>
          <table:table-cell table:style-name="ce2" office:value-type="string" calcext:value-type="string">
            <text:p>r2_score</text:p>
          </table:table-cell>
          <table:table-cell table:style-name="ce2" office:value-type="string" calcext:value-type="string">
            <text:p>Parameters</text:p>
          </table:table-cell>
          <table:table-cell table:style-name="ce2" office:value-type="string" calcext:value-type="string">
            <text:p>Comments</text:p>
          </table:table-cell>
          <table:table-cell table:style-name="ce2" office:value-type="string" calcext:value-type="string">
            <text:p>r2_score</text:p>
          </table:table-cell>
          <table:table-cell table:style-name="ce2" office:value-type="string" calcext:value-type="string">
            <text:p>Parameters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2">
          <table:table-cell table:style-name="ce3" office:value-type="string" calcext:value-type="string">
            <text:p>RandomForestRegressor</text:p>
          </table:table-cell>
          <table:table-cell table:style-name="ce5" office:value-type="float" office:value="0.78" calcext:value-type="float">
            <text:p>0.78</text:p>
          </table:table-cell>
          <table:table-cell office:value-type="string" calcext:value-type="string">
            <text:p>n_estimators=100,</text:p>
            <text:p>'max_depth': 3,</text:p>
            <text:p>'max_features': 1,</text:p>
            <text:p>'max_leaf_nodes': 10,</text:p>
            <text:p>'min_impurity_decrease': 0.0,</text:p>
            <text:p>'min_samples_leaf': 6,</text:p>
            <text:p>'min_samples_split': 6,</text:p>
            <text:p>'min_weight_fraction_leaf': 0.06,</text:p>
            <text:p>'verbose': 10</text:p>
          </table:table-cell>
          <table:table-cell office:value-type="string" calcext:value-type="string">
            <text:p>RandomizedSearchCV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<text:span text:style-name="T1">n_estimators=100,</text:span></text:p>
            <text:p>'max_depth': 28,</text:p>
            <text:p>  'max_features': 1,</text:p>
            <text:p>  'max_leaf_nodes': 9,</text:p>
            <text:p>  'min_impurity_decrease': 0.0,</text:p>
            <text:p>  'min_samples_leaf': 3,</text:p>
            <text:p>  'min_samples_split': 9,</text:p>
            <text:p>  'min_weight_fraction_leaf': 0.0,</text:p>
            <text:p>  'verbose': 1</text:p>
          </table:table-cell>
          <table:table-cell office:value-type="string" calcext:value-type="string">
            <text:p>RandomizedSearchCV</text:p>
          </table:table-cell>
          <table:table-cell table:style-name="ce5" office:value-type="float" office:value="0.62" calcext:value-type="float">
            <text:p>0.62</text:p>
          </table:table-cell>
          <table:table-cell office:value-type="string" calcext:value-type="string">
            <text:p>'max_depth': 6,</text:p>
            <text:p>  'max_features': 1,</text:p>
            <text:p>  'max_leaf_nodes': 8,</text:p>
            <text:p>  'min_impurity_decrease': 0.0,</text:p>
            <text:p>  'min_samples_leaf': 3,</text:p>
            <text:p>  'min_samples_split': 4,</text:p>
            <text:p>  'min_weight_fraction_leaf': 0.0,</text:p>
            <text:p>  'n_estimators': 15,</text:p>
            <text:p>  'verbose': 3</text:p>
          </table:table-cell>
          <table:table-cell table:style-name="ce9" office:value-type="string" calcext:value-type="string">
            <text:p>RandomizedSearchCV</text:p>
          </table:table-cell>
        </table:table-row>
        <table:table-row table:style-name="ro3">
          <table:table-cell office:value-type="string" calcext:value-type="string">
            <text:p>LinearRegression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'normalize': True, </text:p>
            <text:p>'fit_intercept': True</text:p>
          </table:table-cell>
          <table:table-cell office:value-type="string" calcext:value-type="string">
            <text:p>GridSearchCV</text:p>
          </table:table-cell>
          <table:table-cell table:style-name="ce5" office:value-type="float" office:value="0.59" calcext:value-type="float">
            <text:p>0.59</text:p>
          </table:table-cell>
          <table:table-cell office:value-type="string" calcext:value-type="string">
            <text:p>'normalize': True, </text:p>
            <text:p>'fit_intercept': True</text:p>
          </table:table-cell>
          <table:table-cell office:value-type="string" calcext:value-type="string">
            <text:p>GridSearchCV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'normalize': True, </text:p>
            <text:p>'fit_intercept': True</text:p>
          </table:table-cell>
          <table:table-cell office:value-type="string" calcext:value-type="string">
            <text:p>GridSearchCV</text:p>
          </table:table-cell>
        </table:table-row>
        <table:table-row table:style-name="ro4">
          <table:table-cell office:value-type="string" calcext:value-type="string">
            <text:p>LogisticRegression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fit_intercept': True, </text:p>
            <text:p>'C': 102, </text:p>
            <text:p>'max_iter': 184, </text:p>
            <text:p>'tol': 0.42, </text:p>
            <text:p>'solver': 'newton-cg',</text:p>
            <text:p><text:span text:style-name="T1">'penalty’: 'l2'</text:span></text:p>
          </table:table-cell>
          <table:table-cell office:value-type="string" calcext:value-type="string">
            <text:p>RandomizedSearchCV</text:p>
            <text:p>preprocessing.scale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'fit_intercept': True, </text:p>
            <text:p>'C': 236, </text:p>
            <text:p>'max_iter': 262, </text:p>
            <text:p>'tol': 0.11, </text:p>
            <text:p>'solver': 'lbfgs',</text:p>
            <text:p><text:span text:style-name="T1">'penalty’: 'l2'</text:span></text:p>
          </table:table-cell>
          <table:table-cell office:value-type="string" calcext:value-type="string">
            <text:p>RandomizedSearchCV</text:p>
            <text:p>preprocessing.scale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'fit_intercept': True, </text:p>
            <text:p>'C': 347, </text:p>
            <text:p>'max_iter': 115,</text:p>
            <text:p> 'tol': 0.37,</text:p>
            <text:p> 'solver': 'lbfgs',</text:p>
            <text:p><text:span text:style-name="T1">'penalty’: 'l2'</text:span></text:p>
          </table:table-cell>
          <table:table-cell table:style-name="ce9" office:value-type="string" calcext:value-type="string">
            <text:p>RandomizedSearchCV</text:p>
            <text:p>preprocessing.scale</text:p>
          </table:table-cell>
        </table:table-row>
        <table:table-row table:style-name="ro4">
          <table:table-cell office:value-type="string" calcext:value-type="string">
            <text:p>LogisticRegression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'fit_intercept': True,</text:p>
            <text:p> 'C': 846,</text:p>
            <text:p> 'max_iter': 240,</text:p>
            <text:p> 'tol': 0.0001, </text:p>
            <text:p>'solver': 'newton-cg',</text:p>
            <text:p>'penalty’: 'l2'</text:p>
          </table:table-cell>
          <table:table-cell office:value-type="string" calcext:value-type="string">
            <text:p>RandomizedSearchCV</text:p>
            <text:p>preprocessing.scale</text:p>
            <text:p>X = [w/640, h/480]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'fit_intercept': True, </text:p>
            <text:p>'C': 918, </text:p>
            <text:p>'max_iter': 249, </text:p>
            <text:p>'tol': 0.053,</text:p>
            <text:p> 'solver': 'lbfgs',</text:p>
            <text:p><text:span text:style-name="T1">'penalty’: 'l2'</text:span></text:p>
          </table:table-cell>
          <table:table-cell office:value-type="string" calcext:value-type="string">
            <text:p>RandomizedSearchCV</text:p>
            <text:p>preprocessing.scale</text:p>
            <text:p>X = [w/640, h/480]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'fit_intercept': True,</text:p>
            <text:p> 'C': 343,</text:p>
            <text:p> 'max_iter': 258,</text:p>
            <text:p> 'tol': 0.158, </text:p>
            <text:p>'solver': 'lbfgs',</text:p>
            <text:p><text:span text:style-name="T1">'penalty’: 'l2'</text:span></text:p>
          </table:table-cell>
          <table:table-cell office:value-type="string" calcext:value-type="string">
            <text:p>RandomizedSearchCV</text:p>
            <text:p>preprocessing.scale</text:p>
            <text:p>X = [w/640, h/480]</text:p>
          </table:table-cell>
        </table:table-row>
        <table:table-row table:style-name="ro4">
          <table:table-cell office:value-type="string" calcext:value-type="string">
            <text:p>MLPRegressor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'hidden_layer_sizes': (100,),</text:p>
            <text:p> 'activation': 'relu', </text:p>
            <text:p>'max_iter': 300,</text:p>
            <text:p> 'tol': 0.0001,</text:p>
            <text:p> 'alpha': 7.59, </text:p>
            <text:p>'solver': 'lbfgs'</text:p>
          </table:table-cell>
          <table:table-cell office:value-type="string" calcext:value-type="string">
            <text:p>RandomizedSearchCV</text:p>
            <text:p>preprocessing.scale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'hidden_layer_sizes': (100, 100), </text:p>
            <text:p>'activation': 'relu',</text:p>
            <text:p> 'max_iter': 300,</text:p>
            <text:p> 'tol': 0.0001,</text:p>
            <text:p> 'alpha': 1.72,</text:p>
            <text:p> 'solver': 'lbfgs'</text:p>
          </table:table-cell>
          <table:table-cell office:value-type="string" calcext:value-type="string">
            <text:p>RandomizedSearchCV</text:p>
            <text:p>preprocessing.scale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'hidden_layer_sizes': (100,),</text:p>
            <text:p> 'activation': 'tanh', </text:p>
            <text:p>'max_iter': 100, </text:p>
            <text:p>'tol': 0.0001, </text:p>
            <text:p>'alpha': 2.76, </text:p>
            <text:p>'solver': 'lbfgs'</text:p>
          </table:table-cell>
          <table:table-cell office:value-type="string" calcext:value-type="string">
            <text:p>RandomizedSearchCV</text:p>
            <text:p>preprocessing.scale</text:p>
          </table:table-cell>
        </table:table-row>
        <table:table-row table:style-name="ro4">
          <table:table-cell office:value-type="string" calcext:value-type="string">
            <text:p>MLPRegressor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'hidden_layer_sizes': (100, 50), </text:p>
            <text:p>'activation': 'tanh', </text:p>
            <text:p>'max_iter': 100, </text:p>
            <text:p>'tol': 0.0001, </text:p>
            <text:p>'alpha': 0.0001, </text:p>
            <text:p>'solver': 'lbfgs'</text:p>
          </table:table-cell>
          <table:table-cell office:value-type="string" calcext:value-type="string">
            <text:p>RandomizedSearchCV</text:p>
            <text:p>preprocessing.scale</text:p>
            <text:p>X = [x/640, y/480, w/640, h/480]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'hidden_layer_sizes': (100, 100), </text:p>
            <text:p>'activation': 'relu', </text:p>
            <text:p>'max_iter': 400,</text:p>
            <text:p> 'tol': 0.0001,</text:p>
            <text:p> 'alpha': 1.38, </text:p>
            <text:p>'solver': 'lbfgs'</text:p>
          </table:table-cell>
          <table:table-cell office:value-type="string" calcext:value-type="string">
            <text:p>RandomizedSearchCV</text:p>
            <text:p>preprocessing.scale</text:p>
            <text:p>X = [x/640, y/480, w/640, h/480]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'hidden_layer_sizes': (100, 50),</text:p>
            <text:p> 'activation': 'logistic',</text:p>
            <text:p> 'max_iter': 200,</text:p>
            <text:p> 'tol': 0.0001,</text:p>
            <text:p> 'alpha': 0.0001,</text:p>
            <text:p> 'solver': 'lbfgs'</text:p>
          </table:table-cell>
          <table:table-cell office:value-type="string" calcext:value-type="string">
            <text:p>RandomizedSearchCV</text:p>
            <text:p>preprocessing.scale</text:p>
            <text:p>X = [x/640, y/480, w/640, h/480]</text:p>
          </table:table-cell>
        </table:table-row>
        <table:table-row table:style-name="ro5">
          <table:table-cell office:value-type="string" calcext:value-type="string">
            <text:p>Lasso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'alpha': 0.0001, </text:p>
            <text:p>'max_iter': 100,</text:p>
            <text:p> 'positive': False, </text:p>
            <text:p>'fit_intercept': True</text:p>
          </table:table-cell>
          <table:table-cell office:value-type="string" calcext:value-type="string">
            <text:p>GridSearchCV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'alpha': 0.0001,</text:p>
            <text:p> 'max_iter': 100,</text:p>
            <text:p> 'positive': False,</text:p>
            <text:p> 'fit_intercept': True</text:p>
          </table:table-cell>
          <table:table-cell office:value-type="string" calcext:value-type="string">
            <text:p>GridSearchCV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'alpha': 0.0001, </text:p>
            <text:p>'max_iter': 450, </text:p>
            <text:p>'positive': False,</text:p>
            <text:p> 'fit_intercept': True</text:p>
          </table:table-cell>
          <table:table-cell office:value-type="string" calcext:value-type="string">
            <text:p>GridSearchCV</text:p>
          </table:table-cell>
        </table:table-row>
        <table:table-row table:style-name="ro6">
          <table:table-cell table:style-name="ce3" office:value-type="string" calcext:value-type="string">
            <text:p>RandomForestRegressor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n_estimators=100,</text:p>
            <text:p>'min_impurity_decrease': 0.0, </text:p>
            <text:p>‘verbose': 8, </text:p>
            <text:p>'max_leaf_nodes': 8, </text:p>
            <text:p>'min_samples_leaf': 7, </text:p>
            <text:p>'min_weight_fraction_leaf': 0.06, </text:p>
            <text:p>'min_samples_split': 3, </text:p>
            <text:p>'max_depth': 10</text:p>
          </table:table-cell>
          <table:table-cell office:value-type="string" calcext:value-type="string">
            <text:p>RandomizedSearchCV</text:p>
            <text:p>X = [y, w, h]</text:p>
            <text:p>(all combinations’ve been checked)</text:p>
          </table:table-cell>
          <table:table-cell table:style-name="ce6" office:value-type="float" office:value="0.62" calcext:value-type="float">
            <text:p>0.62</text:p>
          </table:table-cell>
          <table:table-cell table:style-name="ce7" office:value-type="string" calcext:value-type="string">
            <text:p>n_estimators=100,</text:p>
            <text:p>'min_impurity_decrease': 0.0, </text:p>
            <text:p>            'verbose': 0, </text:p>
            <text:p>            'max_leaf_nodes': 10, </text:p>
            <text:p>            'min_samples_leaf': 1, </text:p>
            <text:p>            'min_weight_fraction_leaf': 0.0, </text:p>
            <text:p>            'min_samples_split': 10, </text:p>
            <text:p>            'max_depth': 19</text:p>
          </table:table-cell>
          <table:table-cell office:value-type="string" calcext:value-type="string">
            <text:p>RandomizedSearchCV</text:p>
            <text:p>X = [ w, h]</text:p>
            <text:p><text:span text:style-name="T1">(all combinations’ve been checked)</text:span></text:p>
          </table:table-cell>
          <table:table-cell office:value-type="float" office:value="0.59" calcext:value-type="float">
            <text:p>0.59</text:p>
          </table:table-cell>
          <table:table-cell table:style-name="ce8" office:value-type="string" calcext:value-type="string">
            <text:p>n_estimators=100,</text:p>
            <text:p>'min_impurity_decrease': 0.0, </text:p>
            <text:p>            'verbose': 6, </text:p>
            <text:p>            'max_leaf_nodes': 9, </text:p>
            <text:p>            'min_samples_leaf': 2, </text:p>
            <text:p>            'min_weight_fraction_leaf': 0.05555555555555555, </text:p>
            <text:p>            'min_samples_split': 10, </text:p>
            <text:p>            'max_depth': 29</text:p>
          </table:table-cell>
          <table:table-cell office:value-type="string" calcext:value-type="string">
            <text:p>RandomizedSearchCV</text:p>
            <text:p>X = [ w, h]</text:p>
            <text:p><text:span text:style-name="T1">(all combinations’ve been checked)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9">00/00/0000</text:date>, <text:time style:data-style-name="N2" text:time-value="12:56:50.7045587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06:21:00.879564637</meta:creation-date>
    <dc:date>2020-03-29T10:17:43.523717141</dc:date>
    <meta:editing-duration>PT4H22M40S</meta:editing-duration>
    <meta:editing-cycles>7</meta:editing-cycles>
    <meta:generator>LibreOffice/5.1.6.2$Linux_X86_64 LibreOffice_project/10m0$Build-2</meta:generator>
    <meta:document-statistic meta:table-count="1" meta:cell-count="93" meta:object-count="0"/>
  </office:meta>
</office:document-meta>
</file>